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Dash_20_2" svg:stroke-width="0cm" draw:stroke-linejoin="none" svg:stroke-linecap="butt"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draw:stroke-dash="Dash_20_2" svg:stroke-width="0cm" draw:stroke-linejoin="none" svg:stroke-linecap="butt" draw:fill="solid" draw:fill-color="#004586" draw:textarea-horizontal-align="center" draw:textarea-vertical-align="middle"/>
    </style:style>
    <style:style style:name="gr3" style:family="graphic" style:parent-style-name="standard">
      <style:graphic-properties draw:stroke="none" draw:stroke-dash="Dash_20_2" svg:stroke-width="0cm" draw:stroke-linejoin="none" svg:stroke-linecap="butt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17.271cm" svg:height="17.373cm" svg:x="2.176cm" svg:y="5.327cm" svg:viewBox="0 0 17272 17374" svg:d="M17272 16155c-249 599-767 1057-1403 1219h-14301c-901-230-1568-1048-1568-2024v-13265c0-1154 935-2085 2084-2085h13269c865 0 1605 527 1919 1280z">
          <text:p/>
        </draw:path>
        <draw:path draw:style-name="gr2" draw:text-style-name="P1" draw:layer="layout" svg:width="16.57cm" svg:height="16.666cm" svg:x="2.609cm" svg:y="5.727cm" svg:viewBox="0 0 16571 16667" svg:d="M16571 15497c-239 575-736 1014-1346 1170h-13721c-864-221-1504-1006-1504-1942v-12725c0-1107 897-2000 2000-2000h12730c830 0 1540 506 1841 1228z">
          <text:p/>
        </draw:path>
        <draw:polygon draw:style-name="gr3" draw:text-style-name="P1" draw:layer="layout" svg:width="12.207cm" svg:height="8.707cm" svg:x="4.867cm" svg:y="8.589cm" svg:viewBox="0 0 12208 8708" draw:points="7327,786 12208,3942 10779,3942 10779,8622 7313,8622 7313,4925 4901,4925 4901,8708 1435,8708 1435,3942 0,3942 6110,0 6805,451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10-04T10:31:03</dc:date>
    <meta:generator>OpenOffice/4.1.0$Unix OpenOffice.org_project/410m18$Build-9764</meta:generator>
    <meta:editing-duration>PT22H20M29S</meta:editing-duration>
    <meta:editing-cycles>1</meta:editing-cycles>
    <meta:document-statistic meta:object-count="3"/>
  </office:meta>
</office:document-meta>
</file>